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writing-mode="page"/>
      <style:text-properties officeooo:rsid="00179761" officeooo:paragraph-rsid="00179761"/>
    </style:style>
    <style:style style:name="P2" style:family="paragraph" style:parent-style-name="Standard">
      <style:paragraph-properties fo:line-height="150%" fo:text-align="justify" style:justify-single-word="false" style:writing-mode="page"/>
      <style:text-properties officeooo:rsid="00179761" officeooo:paragraph-rsid="003bd4c6"/>
    </style:style>
    <style:style style:name="P3" style:family="paragraph" style:parent-style-name="Standard">
      <style:paragraph-properties fo:line-height="150%" fo:text-align="justify" style:justify-single-word="false" style:writing-mode="page"/>
      <style:text-properties officeooo:rsid="0020012b" officeooo:paragraph-rsid="0020012b"/>
    </style:style>
    <style:style style:name="P4" style:family="paragraph" style:parent-style-name="Standard">
      <style:paragraph-properties fo:line-height="150%" fo:text-align="justify" style:justify-single-word="false" style:writing-mode="page"/>
      <style:text-properties officeooo:rsid="00194926" officeooo:paragraph-rsid="002d414b"/>
    </style:style>
    <style:style style:name="P5" style:family="paragraph" style:parent-style-name="Standard">
      <style:paragraph-properties fo:line-height="150%" fo:text-align="justify" style:justify-single-word="false" style:writing-mode="page"/>
      <style:text-properties officeooo:rsid="0024f7c9" officeooo:paragraph-rsid="00552402"/>
    </style:style>
    <style:style style:name="P6" style:family="paragraph" style:parent-style-name="Standard">
      <style:paragraph-properties fo:line-height="150%" fo:text-align="justify" style:justify-single-word="false" style:writing-mode="page"/>
      <style:text-properties officeooo:rsid="00586dd8" officeooo:paragraph-rsid="00586dd8"/>
    </style:style>
    <style:style style:name="P7" style:family="paragraph" style:parent-style-name="Standard">
      <style:paragraph-properties fo:line-height="150%" fo:text-align="justify" style:justify-single-word="false" style:writing-mode="page"/>
      <style:text-properties fo:font-variant="normal" fo:text-transform="none" fo:color="#343b43" style:font-name="roboto condensed" fo:font-size="9.05000019073486pt" fo:letter-spacing="normal" fo:font-style="normal" fo:font-weight="normal" officeooo:rsid="00586dd8" officeooo:paragraph-rsid="00586dd8"/>
    </style:style>
    <style:style style:name="P8" style:family="paragraph" style:parent-style-name="Standard">
      <style:paragraph-properties fo:line-height="150%" fo:text-align="justify" style:justify-single-word="false" style:writing-mode="page"/>
      <style:text-properties fo:font-variant="normal" fo:text-transform="none" fo:color="#343b43" style:font-name="Liberation Serif" fo:font-size="12pt" fo:letter-spacing="normal" fo:font-style="normal" fo:font-weight="normal" officeooo:rsid="005e5f57" officeooo:paragraph-rsid="005e5f57" style:font-size-asian="10.5pt" style:font-size-complex="12pt"/>
    </style:style>
    <style:style style:name="T1" style:family="text">
      <style:text-properties officeooo:rsid="00194926"/>
    </style:style>
    <style:style style:name="T2" style:family="text">
      <style:text-properties officeooo:rsid="0020a09f"/>
    </style:style>
    <style:style style:name="T3" style:family="text">
      <style:text-properties officeooo:rsid="00261368"/>
    </style:style>
    <style:style style:name="T4" style:family="text">
      <style:text-properties fo:font-style="normal" officeooo:rsid="0033bc0b" style:font-style-asian="normal" style:font-style-complex="normal"/>
    </style:style>
    <style:style style:name="T5" style:family="text">
      <style:text-properties fo:font-style="normal" officeooo:rsid="0034f62c" style:font-style-asian="normal" style:font-style-complex="normal"/>
    </style:style>
    <style:style style:name="T6" style:family="text">
      <style:text-properties fo:font-style="normal" officeooo:rsid="0036b2f8" style:font-style-asian="normal" style:font-style-complex="normal"/>
    </style:style>
    <style:style style:name="T7" style:family="text">
      <style:text-properties fo:font-style="normal" officeooo:rsid="00383339" style:font-style-asian="normal" style:font-style-complex="normal"/>
    </style:style>
    <style:style style:name="T8" style:family="text">
      <style:text-properties fo:font-style="normal" officeooo:rsid="003952e1" style:font-style-asian="normal" style:font-style-complex="normal"/>
    </style:style>
    <style:style style:name="T9" style:family="text">
      <style:text-properties fo:font-style="normal" officeooo:rsid="00459315" style:font-style-asian="normal" style:font-style-complex="normal"/>
    </style:style>
    <style:style style:name="T10" style:family="text">
      <style:text-properties fo:font-style="normal" officeooo:rsid="004676a7" style:font-style-asian="normal" style:font-style-complex="normal"/>
    </style:style>
    <style:style style:name="T11" style:family="text">
      <style:text-properties fo:font-style="normal" officeooo:rsid="0048362c" style:font-style-asian="normal" style:font-style-complex="normal"/>
    </style:style>
    <style:style style:name="T12" style:family="text">
      <style:text-properties fo:font-style="normal" officeooo:rsid="004a79e8" style:font-style-asian="normal" style:font-style-complex="normal"/>
    </style:style>
    <style:style style:name="T13" style:family="text">
      <style:text-properties fo:font-style="normal" officeooo:rsid="004e65d6" style:font-style-asian="normal" style:font-style-complex="normal"/>
    </style:style>
    <style:style style:name="T14" style:family="text">
      <style:text-properties officeooo:rsid="004eeaf2"/>
    </style:style>
    <style:style style:name="T15" style:family="text">
      <style:text-properties officeooo:rsid="00503cbe"/>
    </style:style>
    <style:style style:name="T16" style:family="text">
      <style:text-properties officeooo:rsid="005206e4"/>
    </style:style>
    <style:style style:name="T17" style:family="text">
      <style:text-properties officeooo:rsid="00539f4f"/>
    </style:style>
    <style:style style:name="T18" style:family="text">
      <style:text-properties style:use-window-font-color="true" style:font-name="Liberation Serif" officeooo:rsid="00261368"/>
    </style:style>
    <style:style style:name="T19" style:family="text">
      <style:text-properties style:use-window-font-color="true" style:font-name="Liberation Serif" officeooo:rsid="001b9e30"/>
    </style:style>
    <style:style style:name="T20" style:family="text">
      <style:text-properties style:use-window-font-color="true" style:font-name="Liberation Serif" officeooo:rsid="00552402"/>
    </style:style>
    <style:style style:name="T21" style:family="text">
      <style:text-properties style:use-window-font-color="true" style:font-name="Liberation Serif" officeooo:rsid="00565428"/>
    </style:style>
    <style:style style:name="T22" style:family="text">
      <style:text-properties officeooo:rsid="0058c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util Omeka permet de décrire finement des documents afin de les intégrer dans une bibliothèque virtuelle ou de les préparer en vue d’une exposition virtuelle. <text:span text:style-name="T1">Pour effectuer cette description, Omeka recours au langage de web sémantique Dublin Core. Ce dernier se base sur 15 éléments principaux permettant la description de la plupart des objets pouvant intégrer une bibliothèque numérique. Néanmoins, cette base peut également s’avérer contraignante lorsque les documents que l’on souhaite décrire sont de nature très diverses. En effet, l’outil Dublin Core permet une description d’un grand nombre de document car les catégories qu’il utilise sont générales. Cela suppose donc que la granularité de la description peut s’avérer quelques peu grossière lorsque l’on veut décrire très précisément certains types de documents. Il nous faudra donc établir en amont de la description des documents une méthodologie de travail vis-à-vis de Dublin Core pour palier ces écueils. </text:span></text:p>
      <text:p text:style-name="P2"><text:span text:style-name="T4">Nous souhaitons également prévoir a minima le temps que nous devrons passer <text:s/>à </text:span><text:span text:style-name="T9">décrire les documents de notre corpus </text:span><text:span text:style-name="T4">sur Dublin Core. </text:span><text:span text:style-name="T10">En effet, m</text:span><text:span text:style-name="T4">ême si les champs sont sélectionnés </text:span><text:span text:style-name="T12">par avance pour décrire les documents</text:span><text:span text:style-name="T5">, </text:span><text:span text:style-name="T6">intégrer </text:span><text:span text:style-name="T12">ces derniers</text:span><text:span text:style-name="T6"> à une base Dublin Core peut demander jusqu’à 15 min</text:span><text:span text:style-name="T11">utes</text:span><text:span text:style-name="T6"> par document </text:span><text:span text:style-name="T11">voir même plus en fonction de la qualité des reproduction photographique des documents</text:span><text:span text:style-name="T6">. Une fois ce temps passé, il faudra également prévoir un temps de relecture des données </text:span><text:span text:style-name="T7">afin d’éviter les incohérences et de nous assurer </text:span><text:span text:style-name="T8">de la cohérence des informations présentes sur chacun des documents. </text:span><text:span text:style-name="T13">Cohérence qui par ailleurs sera essentiel pour garantir une bonne expérience aux utilisateurs sur le site. </text:span></text:p>
      <text:p text:style-name="P4">Ainsi, notre équipe a prévu de passer quelques heures à mettre en place un modèle de description homogène des documents sous Dublin Core afin que, quelques soit la nature du document décrit, l’utilisateur du site puisse retrouver les même<text:span text:style-name="T14">s catégories de</text:span> données lui permettant de comprendre aussi bien la nature du document que son contexte de production <text:span text:style-name="T15">sans que la typologie documentaire n’entraine de grands variété dans la granularité de la description</text:span>. Cette étape sera également primordiale pour bien évaluer le temps de travail qui sera nécessaire pour intégrer notre corpus de base au site. Pendant cette période de préparation des champs Dublin Core et de leur contenu, nous détermineron<text:span text:style-name="T16">s</text:span> également les grandes typologies documentaires. Dans notre cas, la majorité des documents sont des imprimés du XIXe siècle mais nous comptons également des affiches et quelques objets qui devront faire l’objet d’une étude attentive afin que leur description soit la plus complète et la plus homogène possible. </text:p>
      <text:p text:style-name="P1"/>
      <text:p text:style-name="P3">La version actuelle d’Omeka <text:span text:style-name="T2">n’admet qu’un nombre très limité de template pour l’aspect visuel du site internet. Or nous avons tous, au sein de l’équipe, parfaitement conscience de l’importance du rendu visuel du site tant pour l’utilisateur que pour la lisibilité même des données qui seront présentes sur le site. Nous pensons donc mettre en place une charte graphique et nous avons pour </text:span><text:soft-page-break/><text:span text:style-name="T2">projet de créer une template spécifique pour le site afin de pouvoir assurer sa promotion de manière plus large sur les réseaux sociaux. </text:span></text:p>
      <text:p text:style-name="P3"/>
      <text:p text:style-name="P5">Le langage sémantique Dublin Core, <text:span text:style-name="T17">utilisé sur la version d’Oméka que nous souhaitons employer,</text:span> permet une description assez fine des métadonnées d’un document <text:span text:style-name="T17">par le biais de grandes catégories de description autour d’un document : auteur, contexte, typologie, matérialité</text:span>. <text:span text:style-name="T3">Une première phase de travail consistera, une fois la récupération des données effectuée via le site Gallica, à procéder à un nettoyage des données. </text:span></text:p>
      <text:p text:style-name="P5"><text:span text:style-name="T3">Une fois ce nettoyage fait, nous procéderons à un typage des documents et nous créerons des modèles de descriptions dans Dublin Core pour chaque type de document. Dans notre cas, nous savons déjà que nous devront travailler avec, pour la majorité des documents de no</text:span><text:span text:style-name="T18">tre corpus, des </text:span><text:span text:style-name="T19">ouvrages, des morceaux d’ouvrages, des articles, des recueils d’images </text:span><text:span text:style-name="T20">et</text:span><text:span text:style-name="T19"> des affiches. </text:span><text:span text:style-name="T21">Néanmoins, <text:s/>en raison du sujet de notre corpus, nous souhaitons garantir dès à présent l’utilisation dans le temps de notre site. En effet, notre corpus autour du café est d’une grande popularité et nous n’excluons pas qu’il puisse évoluer dans les mois à venir pour s’enrichir de documents et d’objets auxquels nous s’avons pour le moment pas prêter attention.</text:span><text:span text:style-name="T3"> Cette préparation en amont des documents et des modèles de description Dublin Core va permettre de garantir l’homogénéité de la description des documents qui seront intégrés au site pour la bibliothèque virtuelle et l’exposition virtuelle dans les semaines à venir mais aussi dans les mois à venir. </text:span></text:p>
      <text:p text:style-name="P5"/>
      <text:p text:style-name="P6">La création de ce projet impose qu’au sein de notre groupe nous mettons en place un server afin de gérer le site web et de gérer la mise en ligne des documents de notre corpus. Nous avons fait le choix de créer un server via la plateforme Awaysdata et de le gérer avec Filezilla. <text:span text:style-name="T22">Nous avons choisi ces logiciels en raison d’une part de leur gratuité qui nous permet de procéder à la création d’un site tout en ne nous contraignant pas par un environnement dans lequel nous serions astreint à des achats fréquents pour rester au niveau sur les mises à jours et l’utilisation du site. De plus, la plateforme Always propose une licence gratuite qui ne garde en mémoire les projets que sur une période de 3 mois. Nous pensons qu’il s’agit de la solution la plus simple et la plus efficace pour réaliser ce projet de classe. En effet, nous ne savons pas si nous aurons la possibilité de maintenir le site à jour durant notre année scolaire et le fait d’avoir une contrainte de 3 mois va nous permettre de rester focaliser sur les objectifs essentiels du projet : constituer un site web et le proposer au public avec une bibliothèque et une exposition virtuelle. Cette contrainte de 3 mois de mémoire des projets va également nous permettre de travailler dans un environnement écologique d’institution avec la problématique de la sécurité des données et des projets en cours au-delà de 3 mois sur un server : comment assurer la sécurité des données ?, comment gérer des mots de pass et des accès pour </text:span><text:soft-page-break/><text:span text:style-name="T22">plusieurs personnes sur une période longue ?, comment se conformer à une deadline ferme dans le cadre d’un projet culturel et de valorisation du patrimoine ?. </text:span></text:p>
      <text:p text:style-name="P6"/>
      <text:p text:style-name="P7">Ces données sont réutilisables dans les conditions fixées par le protocole OAI-PMH</text:p>
      <text:p text:style-name="P7">Pour les ouvrages numérisés par la BnF, ces données descriptives sont disponibles sur le serveur "Collections numériques" de la BnF où elles peuvent être téléchargées en XML selon le protocole OAI-PMH (Open archive initiative-Protocol for metadata harvesting).</text:p>
      <text:p text:style-name="P8">Aura-t-on un long travail de nettoyage des données avec des descriptions de métadonnées en Dublin Core simp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condensed" svg:font-family="'roboto condensed'"/>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6:12:16.464302631</meta:creation-date>
    <dc:date>2018-11-18T22:16:55.553014589</dc:date>
    <meta:editing-duration>PT1H39M4S</meta:editing-duration>
    <meta:editing-cycles>56</meta:editing-cycles>
    <meta:generator>LibreOffice/5.3.7.2$MacOSX_X86_64 LibreOffice_project/6b8ed514a9f8b44d37a1b96673cbbdd077e24059</meta:generator>
    <meta:document-statistic meta:table-count="0" meta:image-count="0" meta:object-count="0" meta:page-count="3" meta:paragraph-count="10" meta:word-count="1090" meta:character-count="6786" meta:non-whitespace-character-count="5696"/>
  </office:meta>
</office:document-meta>
</file>